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6cm" svg:stroke-color="#2323dc" draw:marker-start-width="0.95cm" draw:marker-end-width="0.95cm" draw:fill="solid" draw:fill-color="#666666" draw:textarea-horizontal-align="center" draw:textarea-vertical-align="middle" fo:padding-top="0.3cm" fo:padding-bottom="0.3cm" fo:padding-left="0.3cm" fo:padding-right="0.3cm"/>
    </style:style>
    <style:style style:name="gr2" style:family="graphic" style:parent-style-name="standard">
      <style:graphic-properties svg:stroke-width="0.6cm" svg:stroke-color="#b84700" draw:marker-start-width="0.95cm" draw:marker-end-width="0.95cm" draw:fill="solid" draw:fill-color="#666666" draw:textarea-horizontal-align="center" draw:textarea-vertical-align="middle" fo:padding-top="0.3cm" fo:padding-bottom="0.3cm" fo:padding-left="0.3cm" fo:padding-right="0.3cm"/>
    </style:style>
    <style:style style:name="gr3" style:family="graphic" style:parent-style-name="standard">
      <style:graphic-properties svg:stroke-width="0.6cm" svg:stroke-color="#355e00" draw:marker-start-width="0.95cm" draw:marker-end-width="0.95cm" draw:fill="solid" draw:fill-color="#666666" draw:textarea-horizontal-align="center" draw:textarea-vertical-align="middle" fo:padding-top="0.3cm" fo:padding-bottom="0.3cm" fo:padding-left="0.3cm" fo:padding-right="0.3cm"/>
    </style:style>
    <style:style style:name="gr4" style:family="graphic" style:parent-style-name="standard">
      <style:graphic-properties svg:stroke-width="0.6cm" svg:stroke-color="#4c4c4c" draw:marker-start-width="0.95cm" draw:marker-end-width="0.95cm" draw:fill="solid" draw:fill-color="#666666" draw:textarea-horizontal-align="center" draw:textarea-vertical-align="middle" fo:padding-top="0.3cm" fo:padding-bottom="0.3cm" fo:padding-left="0.3cm" fo:padding-right="0.3cm"/>
    </style:style>
    <style:style style:name="gr5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svg:stroke-width="0.1cm" draw:marker-end="Arrow" draw:marker-end-width="0.3cm" draw:textarea-horizontal-align="center" draw:textarea-vertical-align="middle" fo:padding-top="0.05cm" fo:padding-bottom="0.05cm" fo:padding-left="0.05cm" fo:padding-right="0.05cm"/>
    </style:style>
    <style:style style:name="gr7" style:family="graphic">
      <style:graphic-properties svg:stroke-width="0.6cm" draw:marker-start-width="0.95cm" draw:marker-end-width="0.95cm" draw:fill="none" draw:fill-color="#c0c0c0" draw:textarea-horizontal-align="center" draw:textarea-vertical-align="middle" fo:padding-top="0.3cm" fo:padding-bottom="0.3cm" fo:padding-left="0.3cm" fo:padding-right="0.3cm"/>
    </style:style>
    <style:style style:name="gr8" style:family="graphic">
      <style:graphic-properties svg:stroke-width="0.1cm" draw:textarea-horizontal-align="center" draw:textarea-vertical-align="middle" fo:padding-top="0.05cm" fo:padding-bottom="0.05cm" fo:padding-left="0.05cm" fo:padding-right="0.05cm"/>
    </style:style>
    <style:style style:name="gr9" style:family="graphic">
      <style:graphic-properties svg:stroke-width="0.6cm" svg:stroke-color="#dc2300" draw:marker-start-width="0.95cm" draw:marker-end-width="0.95cm" draw:fill="none" draw:fill-color="#c0c0c0" draw:textarea-horizontal-align="center" draw:textarea-vertical-align="middle" fo:padding-top="0.3cm" fo:padding-bottom="0.3cm" fo:padding-left="0.3cm" fo:padding-right="0.3cm"/>
    </style:style>
    <style:style style:name="gr10" style:family="graphic">
      <style:graphic-properties svg:stroke-width="0.6cm" svg:stroke-color="#0099ff" draw:marker-start-width="0.95cm" draw:marker-end-width="0.95cm" draw:fill="none" draw:fill-color="#c0c0c0" draw:textarea-horizontal-align="center" draw:textarea-vertical-align="middle" fo:padding-top="0.3cm" fo:padding-bottom="0.3cm" fo:padding-left="0.3cm" fo:padding-right="0.3cm"/>
    </style:style>
    <style:style style:name="gr11" style:family="graphic">
      <style:graphic-properties svg:stroke-width="0.6cm" svg:stroke-color="#008000" draw:marker-start-width="0.95cm" draw:marker-end-width="0.95cm" draw:fill="none" draw:fill-color="#c0c0c0" draw:textarea-horizontal-align="center" draw:textarea-vertical-align="middle" fo:padding-top="0.3cm" fo:padding-bottom="0.3cm" fo:padding-left="0.3cm" fo:padding-right="0.3cm"/>
    </style:style>
    <style:style style:name="gr12" style:family="graphic">
      <style:graphic-properties svg:stroke-width="0.2cm" draw:marker-start-width="0.35cm" draw:marker-end-width="0.35cm" draw:textarea-horizontal-align="center" draw:textarea-vertical-align="middle" fo:padding-top="0.1cm" fo:padding-bottom="0.1cm" fo:padding-left="0.1cm" fo:padding-right="0.1cm"/>
    </style:style>
    <style:style style:name="gr13" style:family="graphic">
      <style:graphic-properties svg:stroke-width="0.2cm" draw:marker-start-width="0.2cm" draw:marker-end-width="0.2cm" draw:fill="none" draw:textarea-horizontal-align="center" draw:textarea-vertical-align="middle" fo:padding-top="0.1cm" fo:padding-bottom="0.1cm" fo:padding-left="0.1cm" fo:padding-right="0.1cm"/>
    </style:style>
    <style:style style:name="gr14" style:family="graphic">
      <style:graphic-properties svg:stroke-width="0.2cm" draw:marker-start-width="0.2cm" draw:marker-end-width="0.2cm" draw:textarea-horizontal-align="center" draw:textarea-vertical-align="middle" fo:padding-top="0.1cm" fo:padding-bottom="0.1cm" fo:padding-left="0.1cm" fo:padding-right="0.1cm"/>
    </style:style>
    <style:style style:name="gr1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cm" svg:stroke-color="#000000" draw:fill="solid" draw:fill-color="#333333" draw:textarea-horizontal-align="center" draw:textarea-vertical-align="middle"/>
    </style:style>
    <style:style style:name="gr17" style:family="graphic" style:parent-style-name="standard">
      <style:graphic-properties svg:stroke-width="0.1cm" draw:fill="solid" draw:fill-color="#e6e6e6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svg:stroke-width="0.2cm" draw:marker-start-width="0.35cm" draw:marker-end-width="0.35cm" draw:textarea-horizontal-align="center" draw:textarea-vertical-align="middle" fo:padding-top="0.1cm" fo:padding-bottom="0.1cm" fo:padding-left="0.1cm" fo:padding-right="0.1cm"/>
    </style:style>
    <style:style style:name="gr19" style:family="graphic" style:parent-style-name="standard">
      <style:graphic-properties svg:stroke-width="0.1cm" draw:fill-color="#e6e6e6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svg:stroke-width="0.1cm" svg:stroke-color="#999999" draw:fill="solid" draw:fill-color="#666666" draw:textarea-horizontal-align="center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svg:stroke-width="0.1cm" svg:stroke-color="#ffffff" draw:fill="solid" draw:fill-color="#666666" draw:textarea-horizontal-align="center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svg:stroke-width="0cm" svg:stroke-color="#ffffff" draw:fill="solid" draw:fill-color="#ffffff" draw:textarea-horizontal-align="center" draw:textarea-vertical-align="middle"/>
    </style:style>
    <style:style style:name="gr23" style:family="graphic" style:parent-style-name="standard">
      <style:graphic-properties svg:stroke-width="0cm" svg:stroke-color="#999999" draw:fill="solid" draw:fill-color="#999999" draw:textarea-horizontal-align="center" draw:textarea-vertical-align="middle"/>
    </style:style>
    <style:style style:name="gr24" style:family="graphic" style:parent-style-name="standard">
      <style:graphic-properties svg:stroke-width="0.1cm" draw:fill="solid" draw:fill-color="#666666" draw:textarea-horizontal-align="center" draw:textarea-vertical-align="middle" fo:padding-top="0.05cm" fo:padding-bottom="0.05cm" fo:padding-left="0.05cm" fo:padding-right="0.05cm"/>
    </style:style>
    <style:style style:name="gr25" style:family="graphic" style:parent-style-name="standard">
      <style:graphic-properties svg:stroke-width="0cm" svg:stroke-color="#000000" draw:fill="solid" draw:fill-color="#4c4c4c" draw:textarea-horizontal-align="center" draw:textarea-vertical-align="middle"/>
    </style:style>
    <style:style style:name="gr26" style:family="graphic" style:parent-style-name="standard">
      <style:graphic-properties svg:stroke-width="0cm" svg:stroke-color="#000000" draw:fill="solid" draw:fill-color="#808080" draw:textarea-horizontal-align="center" draw:textarea-vertical-align="middle"/>
    </style:style>
    <style:style style:name="gr2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28" style:family="graphic" style:parent-style-name="objectwithoutfill">
      <style:graphic-properties svg:stroke-width="0.1cm" svg:stroke-color="#000000" draw:fill="none" draw:fill-color="#ffffff" draw:textarea-horizontal-align="center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svg:stroke-width="0.05cm" svg:stroke-color="#000000" draw:marker-start-width="0.275cm" draw:marker-end-width="0.275cm" draw:fill="solid" draw:fill-color="#333333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objectwithoutfill">
      <style:graphic-properties svg:stroke-width="0.1cm" svg:stroke-color="#000000" draw:marker-start-width="0.35cm" draw:marker-end-width="0.35cm" draw:fill="none" draw:fill-color="#333333" draw:textarea-horizontal-align="center" draw:textarea-vertical-align="middle" fo:padding-top="0.05cm" fo:padding-bottom="0.05cm" fo:padding-left="0.05cm" fo:padding-right="0.05cm"/>
    </style:style>
    <style:style style:name="gr31" style:family="graphic" style:parent-style-name="standard">
      <style:graphic-properties draw:stroke="solid" draw:stroke-dash="Dash_20_1" svg:stroke-width="0.1cm" svg:stroke-color="#000000" draw:marker-start-width="0.05cm" draw:marker-start-center="false" draw:marker-end-width="0.05cm" draw:marker-end-center="false" svg:stroke-opacity="100%" draw:stroke-linejoin="round" draw:fill-color="#00b8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>
      <style:graphic-properties draw:stroke="solid" draw:stroke-dash="Dash_20_1" svg:stroke-width="0.1cm" svg:stroke-color="#000000" draw:marker-start-width="0.05cm" draw:marker-start-center="false" draw:marker-end-width="0.05cm" draw:marker-end-center="false" svg:stroke-opacity="100%" draw:stroke-linejoin="round" draw:fill="none" draw:fill-color="#00b8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svg:stroke-width="0.1cm" svg:stroke-color="#000000" draw:marker-start-width="0.35cm" draw:marker-end="Arrow" draw:marker-end-width="0.45cm" draw:fill="solid" draw:fill-color="#333333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36pt"/>
    </style:style>
    <style:style style:name="P4" style:family="paragraph">
      <style:paragraph-properties fo:text-align="center"/>
      <style:text-properties fo:font-family="Arial" style:font-family-generic="swiss" style:font-pitch="variable" fo:font-size="36pt"/>
    </style:style>
    <style:style style:name="T1" style:family="text">
      <style:text-properties fo:font-family="Arial" style:font-family-generic="swiss" style:font-pitch="variable" fo:font-size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circle draw:style-name="gr1" draw:text-style-name="P1" draw:layer="layout" svg:width="1.662cm" svg:height="1.662cm" draw:transform="rotate (1.5707963267946) translate (11.067cm 7.965cm)">
            <text:p/>
          </draw:circle>
          <draw:circle draw:style-name="gr2" draw:text-style-name="P1" draw:layer="layout" svg:width="1.662cm" svg:height="1.662cm" draw:transform="rotate (1.5707963267946) translate (11.065cm 12.719cm)">
            <text:p/>
          </draw:circle>
          <draw:circle draw:style-name="gr3" draw:text-style-name="P1" draw:layer="layout" svg:width="1.662cm" svg:height="1.662cm" draw:transform="rotate (1.5707963267946) translate (11.064cm 18.096cm)">
            <text:p/>
          </draw:circle>
          <draw:circle draw:style-name="gr4" draw:text-style-name="P1" draw:layer="layout" svg:width="1.662cm" svg:height="1.662cm" draw:transform="rotate (1.5707963267946) translate (11.065cm 22.929cm)">
            <text:p/>
          </draw:circle>
          <draw:g>
            <draw:g>
              <draw:g>
                <draw:circle draw:style-name="gr5" draw:text-style-name="P1" draw:layer="layout" svg:width="1.37cm" svg:height="1.37cm" draw:transform="rotate (1.5707963267946) translate (9.334cm 24.224cm)" draw:kind="arc" draw:start-angle="22.58" draw:end-angle="158.77">
                  <text:p/>
                </draw:circle>
                <draw:circle draw:style-name="gr5" draw:text-style-name="P1" draw:layer="layout" svg:width="0.938cm" svg:height="0.938cm" draw:transform="rotate (1.5707963267946) translate (9.56cm 24.009cm)" draw:kind="arc" draw:start-angle="22.58" draw:end-angle="158.77">
                  <text:p/>
                </draw:circle>
                <draw:circle draw:style-name="gr5" draw:text-style-name="P1" draw:layer="layout" svg:width="0.515cm" svg:height="0.515cm" draw:transform="rotate (1.5707963267946) translate (9.784cm 23.797cm)" draw:kind="arc" draw:start-angle="22.58" draw:end-angle="158.77">
                  <text:p/>
                </draw:circle>
              </draw:g>
              <draw:g>
                <draw:circle draw:style-name="gr5" draw:text-style-name="P1" draw:layer="layout" svg:width="1.37cm" svg:height="1.37cm" draw:transform="rotate (-1.57079632679579) translate (10.743cm 22.854cm)" draw:kind="arc" draw:start-angle="21.21" draw:end-angle="157.41">
                  <text:p/>
                </draw:circle>
                <draw:circle draw:style-name="gr5" draw:text-style-name="P1" draw:layer="layout" svg:width="0.938cm" svg:height="0.938cm" draw:transform="rotate (-1.57079632679579) translate (10.517cm 23.071cm)" draw:kind="arc" draw:start-angle="21.26" draw:end-angle="157.43">
                  <text:p/>
                </draw:circle>
                <draw:circle draw:style-name="gr5" draw:text-style-name="P1" draw:layer="layout" svg:width="0.515cm" svg:height="0.515cm" draw:transform="rotate (-1.57079632679579) translate (10.293cm 23.282cm)" draw:kind="arc" draw:start-angle="21.1" draw:end-angle="157.33">
                  <text:p/>
                </draw:circle>
              </draw:g>
              <draw:line draw:style-name="gr6" draw:text-style-name="P1" draw:layer="layout" svg:x1="10.062cm" svg:y1="23.542cm" svg:x2="11.432cm" svg:y2="23.542cm">
                <text:p/>
              </draw:line>
            </draw:g>
            <draw:circle draw:style-name="gr7" draw:text-style-name="P1" draw:layer="layout" svg:width="1.662cm" svg:height="1.662cm" draw:transform="rotate (1.5707963267946) translate (10.945cm 22.836cm)">
              <text:p/>
            </draw:circle>
          </draw:g>
          <draw:g>
            <draw:g>
              <draw:g>
                <draw:circle draw:style-name="gr8" draw:text-style-name="P1" draw:layer="layout" svg:width="0.589cm" svg:height="0.589cm" draw:transform="rotate (-2.36003421454747) translate (10.897cm 13.803cm)" draw:kind="arc" draw:start-angle="40.96" draw:end-angle="321.91">
                  <text:p/>
                </draw:circle>
                <draw:line draw:style-name="gr8" draw:text-style-name="P1" draw:layer="layout" svg:x1="10.484cm" svg:y1="14.085cm" svg:x2="9.886cm" svg:y2="14.679cm">
                  <text:p/>
                </draw:line>
                <draw:line draw:style-name="gr8" draw:text-style-name="P1" draw:layer="layout" svg:x1="10.211cm" svg:y1="13.804cm" svg:x2="9.603cm" svg:y2="14.407cm">
                  <text:p/>
                </draw:line>
                <draw:ellipse draw:style-name="gr8" draw:text-style-name="P1" draw:layer="layout" svg:width="0.387cm" svg:height="0.398cm" draw:transform="rotate (-2.36003421454747) translate (10.033cm 14.541cm)" draw:kind="arc" draw:start-angle="270.67" draw:end-angle="90.73">
                  <text:p/>
                </draw:ellipse>
                <draw:line draw:style-name="gr8" draw:text-style-name="P1" draw:layer="layout" svg:x1="10.631cm" svg:y1="14.027cm" svg:x2="10.233cm" svg:y2="13.626cm">
                  <text:p/>
                </draw:line>
              </draw:g>
              <draw:g>
                <draw:circle draw:style-name="gr5" draw:text-style-name="P1" draw:layer="layout" svg:width="1.37cm" svg:height="1.37cm" draw:transform="rotate (-1.02538093554766) translate (10.754cm 12.815cm)" draw:kind="arc" draw:start-angle="21.21" draw:end-angle="157.41">
                  <text:p/>
                </draw:circle>
                <draw:circle draw:style-name="gr5" draw:text-style-name="P1" draw:layer="layout" svg:width="0.938cm" svg:height="0.938cm" draw:transform="rotate (-1.02538093554766) translate (10.674cm 13.118cm)" draw:kind="arc" draw:start-angle="21.26" draw:end-angle="157.43">
                  <text:p/>
                </draw:circle>
              </draw:g>
            </draw:g>
            <draw:circle draw:style-name="gr9" draw:text-style-name="P1" draw:layer="layout" svg:width="1.662cm" svg:height="1.662cm" draw:transform="rotate (1.5707963267946) translate (10.945cm 12.667cm)">
              <text:p/>
            </draw:circle>
          </draw:g>
          <draw:g>
            <draw:g>
              <draw:g>
                <draw:circle draw:style-name="gr5" draw:text-style-name="P1" draw:layer="layout" svg:width="1.37cm" svg:height="1.37cm" draw:transform="rotate (1.5707963267946) translate (9.334cm 9.11cm)" draw:kind="arc" draw:start-angle="22.58" draw:end-angle="158.77">
                  <text:p/>
                </draw:circle>
                <draw:circle draw:style-name="gr5" draw:text-style-name="P1" draw:layer="layout" svg:width="0.938cm" svg:height="0.938cm" draw:transform="rotate (1.5707963267946) translate (9.56cm 8.895cm)" draw:kind="arc" draw:start-angle="22.58" draw:end-angle="158.77">
                  <text:p/>
                </draw:circle>
                <draw:circle draw:style-name="gr5" draw:text-style-name="P1" draw:layer="layout" svg:width="0.515cm" svg:height="0.515cm" draw:transform="rotate (1.5707963267946) translate (9.784cm 8.683cm)" draw:kind="arc" draw:start-angle="22.58" draw:end-angle="158.77">
                  <text:p/>
                </draw:circle>
              </draw:g>
              <draw:g>
                <draw:circle draw:style-name="gr5" draw:text-style-name="P1" draw:layer="layout" svg:width="1.37cm" svg:height="1.37cm" draw:transform="rotate (-1.57079632679579) translate (10.743cm 7.74cm)" draw:kind="arc" draw:start-angle="21.21" draw:end-angle="157.41">
                  <text:p/>
                </draw:circle>
                <draw:circle draw:style-name="gr5" draw:text-style-name="P1" draw:layer="layout" svg:width="0.938cm" svg:height="0.938cm" draw:transform="rotate (-1.57079632679579) translate (10.517cm 7.957cm)" draw:kind="arc" draw:start-angle="21.26" draw:end-angle="157.43">
                  <text:p/>
                </draw:circle>
                <draw:circle draw:style-name="gr5" draw:text-style-name="P1" draw:layer="layout" svg:width="0.515cm" svg:height="0.515cm" draw:transform="rotate (-1.57079632679579) translate (10.293cm 8.168cm)" draw:kind="arc" draw:start-angle="21.1" draw:end-angle="157.33">
                  <text:p/>
                </draw:circle>
              </draw:g>
              <draw:line draw:style-name="gr6" draw:text-style-name="P1" draw:layer="layout" svg:x1="11.342cm" svg:y1="8.446cm" svg:x2="9.972cm" svg:y2="8.446cm">
                <text:p/>
              </draw:line>
            </draw:g>
            <draw:circle draw:style-name="gr10" draw:text-style-name="P1" draw:layer="layout" svg:width="1.662cm" svg:height="1.662cm" draw:transform="rotate (1.5707963267946) translate (10.958cm 7.899cm)">
              <text:p/>
            </draw:circle>
          </draw:g>
          <draw:g>
            <draw:circle draw:style-name="gr11" draw:text-style-name="P1" draw:layer="layout" svg:width="1.662cm" svg:height="1.662cm" draw:transform="rotate (1.5707963267946) translate (10.945cm 18.079cm)">
              <text:p/>
            </draw:circle>
            <draw:g>
              <draw:g>
                <draw:circle draw:style-name="gr5" draw:text-style-name="P1" draw:layer="layout" svg:width="1.37cm" svg:height="1.37cm" draw:transform="rotate (1.5707963267946) translate (9.334cm 19.539cm)" draw:kind="arc" draw:start-angle="22.58" draw:end-angle="158.77">
                  <text:p/>
                </draw:circle>
                <draw:circle draw:style-name="gr5" draw:text-style-name="P1" draw:layer="layout" svg:width="0.938cm" svg:height="0.938cm" draw:transform="rotate (1.5707963267946) translate (9.56cm 19.324cm)" draw:kind="arc" draw:start-angle="22.58" draw:end-angle="158.77">
                  <text:p/>
                </draw:circle>
                <draw:circle draw:style-name="gr5" draw:text-style-name="P1" draw:layer="layout" svg:width="0.515cm" svg:height="0.515cm" draw:transform="rotate (1.5707963267946) translate (9.784cm 19.112cm)" draw:kind="arc" draw:start-angle="22.58" draw:end-angle="158.77">
                  <text:p/>
                </draw:circle>
              </draw:g>
              <draw:g>
                <draw:circle draw:style-name="gr5" draw:text-style-name="P1" draw:layer="layout" svg:width="1.37cm" svg:height="1.37cm" draw:transform="rotate (-1.57079632679579) translate (10.743cm 18.169cm)" draw:kind="arc" draw:start-angle="21.21" draw:end-angle="157.41">
                  <text:p/>
                </draw:circle>
                <draw:circle draw:style-name="gr5" draw:text-style-name="P1" draw:layer="layout" svg:width="0.938cm" svg:height="0.938cm" draw:transform="rotate (-1.57079632679579) translate (10.517cm 18.386cm)" draw:kind="arc" draw:start-angle="21.26" draw:end-angle="157.43">
                  <text:p/>
                </draw:circle>
                <draw:circle draw:style-name="gr5" draw:text-style-name="P1" draw:layer="layout" svg:width="0.515cm" svg:height="0.515cm" draw:transform="rotate (-1.57079632679579) translate (10.293cm 18.597cm)" draw:kind="arc" draw:start-angle="21.1" draw:end-angle="157.33">
                  <text:p/>
                </draw:circle>
              </draw:g>
              <draw:line draw:style-name="gr6" draw:text-style-name="P1" draw:layer="layout" svg:x1="10.062cm" svg:y1="18.857cm" svg:x2="11.432cm" svg:y2="18.857cm">
                <text:p/>
              </draw:line>
            </draw:g>
          </draw:g>
          <draw:line draw:style-name="gr12" draw:text-style-name="P1" draw:layer="layout" svg:x1="8.892cm" svg:y1="25.899cm" svg:x2="8.892cm" svg:y2="2.407cm">
            <text:p/>
          </draw:line>
          <draw:line draw:style-name="gr12" draw:text-style-name="P1" draw:layer="layout" svg:x1="14.293cm" svg:y1="25.863cm" svg:x2="14.293cm" svg:y2="2.371cm">
            <text:p/>
          </draw:line>
          <draw:g>
            <draw:line draw:style-name="gr12" draw:text-style-name="P1" draw:layer="layout" svg:x1="8.811cm" svg:y1="25.809cm" svg:x2="10.662cm" svg:y2="25.807cm">
              <text:p/>
            </draw:line>
            <draw:path draw:style-name="gr13" draw:text-style-name="P1" draw:layer="layout" svg:width="0.912cm" svg:height="0.751cm" draw:transform="rotate (1.5707963267946) translate (10.6470000000011cm 26.7190000000009cm)" svg:viewBox="0 0 913 752" svg:d="m913 21294c0 522-913 752-913 752">
              <text:p/>
            </draw:path>
            <draw:path draw:style-name="gr13" draw:text-style-name="P1" draw:layer="layout" svg:width="0.912cm" svg:height="0.752cm" draw:transform="rotate (-1.57079632679579) translate (12.5549999999997cm 24.8999999999998cm)" svg:viewBox="0 0 913 753" svg:d="m913-25110c0 521-913 753-913 753">
              <text:p/>
            </draw:path>
            <draw:line draw:style-name="gr14" draw:text-style-name="P1" draw:layer="layout" svg:x1="11.415cm" svg:y1="26.779cm" svg:x2="11.801cm" svg:y2="24.847cm">
              <text:p/>
            </draw:line>
            <draw:line draw:style-name="gr12" draw:text-style-name="P1" draw:layer="layout" svg:x1="12.548cm" svg:y1="25.809cm" svg:x2="14.399cm" svg:y2="25.807cm">
              <text:p/>
            </draw:line>
          </draw:g>
          <draw:g>
            <draw:line draw:style-name="gr12" draw:text-style-name="P1" draw:layer="layout" svg:x1="8.79cm" svg:y1="2.448cm" svg:x2="10.641cm" svg:y2="2.446cm">
              <text:p/>
            </draw:line>
            <draw:path draw:style-name="gr13" draw:text-style-name="P1" draw:layer="layout" svg:width="0.912cm" svg:height="0.751cm" draw:transform="rotate (1.5707963267946) translate (10.6260000000011cm 3.35800000000089cm)" svg:viewBox="0 0 913 752" svg:d="m913 21252c0 522-913 752-913 752">
              <text:p/>
            </draw:path>
            <draw:path draw:style-name="gr13" draw:text-style-name="P1" draw:layer="layout" svg:width="0.912cm" svg:height="0.752cm" draw:transform="rotate (-1.57079632679579) translate (12.5339999999997cm 1.53899999999978cm)" svg:viewBox="0 0 913 753" svg:d="m913-25068c0 521-913 753-913 753">
              <text:p/>
            </draw:path>
            <draw:line draw:style-name="gr14" draw:text-style-name="P1" draw:layer="layout" svg:x1="11.394cm" svg:y1="3.418cm" svg:x2="11.78cm" svg:y2="1.486cm">
              <text:p/>
            </draw:line>
            <draw:line draw:style-name="gr12" draw:text-style-name="P1" draw:layer="layout" svg:x1="12.527cm" svg:y1="2.448cm" svg:x2="14.378cm" svg:y2="2.446cm">
              <text:p/>
            </draw:line>
          </draw:g>
        </draw:g>
        <draw:frame draw:style-name="gr15" draw:text-style-name="P3" draw:layer="layout" svg:width="7.127cm" svg:height="1.423cm" svg:x="0.964cm" svg:y="21.308cm">
          <draw:text-box>
            <text:p text:style-name="P2"><text:span text:style-name="T1">Speaker Out</text:span></text:p>
          </draw:text-box>
        </draw:frame>
        <draw:frame draw:style-name="gr15" draw:text-style-name="P3" draw:layer="layout" svg:width="6.636cm" svg:height="1.423cm" svg:x="1.45cm" svg:y="11.182cm">
          <draw:text-box>
            <text:p text:style-name="P2"><text:span text:style-name="T1">Microphone</text:span></text:p>
          </draw:text-box>
        </draw:frame>
        <draw:frame draw:style-name="gr15" draw:text-style-name="P3" draw:layer="layout" svg:width="3.812cm" svg:height="1.423cm" svg:x="4.219cm" svg:y="6.485cm">
          <draw:text-box>
            <text:p text:style-name="P2"><text:span text:style-name="T1">Line In</text:span></text:p>
          </draw:text-box>
        </draw:frame>
        <draw:frame draw:style-name="gr15" draw:text-style-name="P3" draw:layer="layout" svg:width="4.794cm" svg:height="1.423cm" svg:x="3.245cm" svg:y="16.707cm">
          <draw:text-box>
            <text:p text:style-name="P2"><text:span text:style-name="T1">Line Out</text:span></text:p>
          </draw:text-box>
        </draw:frame>
        <draw:g>
          <draw:polygon draw:style-name="gr16" draw:text-style-name="P4" draw:layer="layout" svg:width="6.325cm" svg:height="1.027cm" svg:x="24.287cm" svg:y="6.526cm" svg:viewBox="0 0 6326 1028" draw:points="0,192 2607,238 3896,46 5307,0 5621,0 6165,15 6119,422 6326,468 6188,583 6165,805 5536,752 3887,813 2829,974 2039,1028 7,966 22,199">
            <text:p/>
          </draw:polygon>
          <draw:g>
            <draw:g>
              <draw:rect draw:style-name="gr17" draw:text-style-name="P4" draw:layer="layout" svg:width="3.038cm" svg:height="0.839cm" svg:x="13.324cm" svg:y="6.683cm">
                <text:p/>
              </draw:rect>
              <draw:line draw:style-name="gr18" draw:text-style-name="P4" draw:layer="layout" svg:x1="13.504cm" svg:y1="6.665cm" svg:x2="13.504cm" svg:y2="7.556cm">
                <text:p/>
              </draw:line>
              <draw:line draw:style-name="gr18" draw:text-style-name="P4" draw:layer="layout" svg:x1="14.546cm" svg:y1="6.676cm" svg:x2="14.546cm" svg:y2="7.567cm">
                <text:p/>
              </draw:line>
              <draw:polygon draw:style-name="gr19" draw:text-style-name="P4" draw:layer="layout" svg:width="0.904cm" svg:height="0.847cm" svg:x="12.42cm" svg:y="6.674cm" svg:viewBox="0 0 905 848" draw:points="905,146 2,0 0,848 905,728">
                <text:p/>
              </draw:polygon>
              <draw:polygon draw:style-name="gr19" draw:text-style-name="P4" draw:layer="layout" svg:width="0.293cm" svg:height="0.847cm" svg:x="12.128cm" svg:y="6.674cm" svg:viewBox="0 0 294 848" draw:points="0,257 292,0 294,848 0,617">
                <text:p/>
              </draw:polygon>
            </draw:g>
            <draw:line draw:style-name="gr20" draw:text-style-name="P4" draw:layer="layout" svg:x1="16.312cm" svg:y1="7.422cm" svg:x2="14.646cm" svg:y2="7.424cm">
              <text:p/>
            </draw:line>
            <draw:g>
              <draw:line draw:style-name="gr21" draw:text-style-name="P4" draw:layer="layout" svg:x1="16.296cm" svg:y1="6.877cm" svg:x2="14.666cm" svg:y2="6.877cm">
                <text:p/>
              </draw:line>
              <draw:line draw:style-name="gr21" draw:text-style-name="P4" draw:layer="layout" svg:x1="14.438cm" svg:y1="6.877cm" svg:x2="13.613cm" svg:y2="6.877cm">
                <text:p/>
              </draw:line>
              <draw:line draw:style-name="gr21" draw:text-style-name="P4" draw:layer="layout" svg:x1="13.398cm" svg:y1="6.877cm" svg:x2="13.378cm" svg:y2="6.877cm">
                <text:p/>
              </draw:line>
              <draw:polygon draw:style-name="gr22" draw:text-style-name="P4" draw:layer="layout" svg:width="0.79cm" svg:height="0.125cm" svg:x="12.475cm" svg:y="6.832cm" svg:viewBox="0 0 791 126" draw:points="785,77 0,0 3,110 791,126 791,83">
                <text:p/>
              </draw:polygon>
              <draw:polygon draw:style-name="gr22" draw:text-style-name="P4" draw:layer="layout" svg:width="0.18cm" svg:height="0.116cm" svg:x="12.178cm" svg:y="6.875cm" svg:viewBox="0 0 181 117" draw:points="7,70 181,0 181,115 0,117 2,75">
                <text:p/>
              </draw:polygon>
              <draw:line draw:style-name="gr20" draw:text-style-name="P4" draw:layer="layout" svg:x1="14.446cm" svg:y1="7.423cm" svg:x2="13.603cm" svg:y2="7.423cm">
                <text:p/>
              </draw:line>
              <draw:line draw:style-name="gr20" draw:text-style-name="P4" draw:layer="layout" svg:x1="13.405cm" svg:y1="7.422cm" svg:x2="13.374cm" svg:y2="7.422cm">
                <text:p/>
              </draw:line>
              <draw:polygon draw:style-name="gr23" draw:text-style-name="P4" draw:layer="layout" svg:width="-0.802cm" svg:height="-0.153cm" svg:x="13.274cm" svg:y="7.465cm" svg:viewBox="0 0 -803 -154" draw:points="2,-14825 803,-14930 803,-14798 0,-14776 0,-14819">
                <text:p/>
              </draw:polygon>
              <draw:polygon draw:style-name="gr23" draw:text-style-name="P4" draw:layer="layout" svg:width="-0.192cm" svg:height="-0.192cm" svg:x="12.371cm" svg:y="7.418cm" svg:viewBox="0 0 -193 -193" draw:points="0,-14836 0,-14692 193,-14643 193,-14686">
                <text:p/>
              </draw:polygon>
            </draw:g>
          </draw:g>
          <draw:g>
            <draw:rect draw:style-name="gr24" draw:text-style-name="P4" draw:layer="layout" svg:width="5.273cm" svg:height="2.164cm" svg:x="16.379cm" svg:y="6.035cm">
              <text:p/>
            </draw:rect>
            <draw:rect draw:style-name="gr24" draw:text-style-name="P4" draw:layer="layout" svg:width="4.879cm" svg:height="2.348cm" svg:x="16.591cm" svg:y="5.943cm">
              <text:p/>
            </draw:rect>
            <draw:rect draw:style-name="gr25" draw:text-style-name="P4" draw:layer="layout" svg:width="4.516cm" svg:height="0.337cm" svg:x="16.777cm" svg:y="7.906cm">
              <text:p/>
            </draw:rect>
            <draw:rect draw:style-name="gr26" draw:text-style-name="P4" draw:layer="layout" svg:width="4.498cm" svg:height="0.782cm" svg:x="16.783cm" svg:y="6.307cm">
              <text:p/>
            </draw:rect>
            <draw:g>
              <draw:line draw:style-name="gr27" draw:text-style-name="P4" draw:layer="layout" svg:x1="16.819cm" svg:y1="6.306cm" svg:x2="21.267cm" svg:y2="6.306cm">
                <text:p/>
              </draw:line>
              <draw:line draw:style-name="gr27" draw:text-style-name="P4" draw:layer="layout" svg:x1="16.801cm" svg:y1="7.906cm" svg:x2="21.267cm" svg:y2="7.906cm">
                <text:p/>
              </draw:line>
              <draw:line draw:style-name="gr27" draw:text-style-name="P4" draw:layer="layout" svg:x1="16.821cm" svg:y1="7.106cm" svg:x2="21.267cm" svg:y2="7.106cm">
                <text:p/>
              </draw:line>
              <draw:g>
                <draw:path draw:style-name="gr28" draw:text-style-name="P4" draw:layer="layout" svg:width="0.073cm" svg:height="0.401cm" svg:x="16.75cm" svg:y="6.703cm" svg:viewBox="0 0 74 402" svg:d="m0 0c0 402 74 402 74 402">
                  <text:p/>
                </draw:path>
                <draw:path draw:style-name="gr28" draw:text-style-name="P4" draw:layer="layout" svg:width="-0.073cm" svg:height="-0.401cm" svg:x="16.824cm" svg:y="6.708cm" svg:viewBox="0 0 -74 -402" svg:d="m74-13416c0 402-74 402-74 402">
                  <text:p/>
                </draw:path>
              </draw:g>
              <draw:g>
                <draw:path draw:style-name="gr28" draw:text-style-name="P4" draw:layer="layout" svg:width="0.073cm" svg:height="0.401cm" svg:x="16.741cm" svg:y="7.505cm" svg:viewBox="0 0 74 402" svg:d="m0 0c0 402 74 402 74 402">
                  <text:p/>
                </draw:path>
                <draw:path draw:style-name="gr28" draw:text-style-name="P4" draw:layer="layout" svg:width="-0.073cm" svg:height="-0.401cm" svg:x="16.815cm" svg:y="7.51cm" svg:viewBox="0 0 -74 -402" svg:d="m74-15020c0 402-74 402-74 402">
                  <text:p/>
                </draw:path>
              </draw:g>
              <draw:g>
                <draw:path draw:style-name="gr28" draw:text-style-name="P4" draw:layer="layout" svg:width="0.073cm" svg:height="0.198cm" svg:x="16.743cm" svg:y="8.092cm" svg:viewBox="0 0 74 199" svg:d="m0 0c0 199 74 199 74 199">
                  <text:p/>
                </draw:path>
                <draw:path draw:style-name="gr28" draw:text-style-name="P4" draw:layer="layout" svg:width="-0.073cm" svg:height="-0.198cm" svg:x="16.817cm" svg:y="8.097cm" svg:viewBox="0 0 -74 -199" svg:d="m74-16194c0 199-74 199-74 199">
                  <text:p/>
                </draw:path>
              </draw:g>
              <draw:g>
                <draw:path draw:style-name="gr28" draw:text-style-name="P4" draw:layer="layout" svg:width="0.073cm" svg:height="0.184cm" svg:x="16.75cm" svg:y="6.128cm" svg:viewBox="0 0 74 185" svg:d="m0 0c0 185 74 185 74 185">
                  <text:p/>
                </draw:path>
                <draw:path draw:style-name="gr28" draw:text-style-name="P4" draw:layer="layout" svg:width="-0.073cm" svg:height="-0.184cm" svg:x="16.824cm" svg:y="6.131cm" svg:viewBox="0 0 -74 -185" svg:d="m74-12262c0 185-74 185-74 185">
                  <text:p/>
                </draw:path>
              </draw:g>
              <draw:g>
                <draw:path draw:style-name="gr28" draw:text-style-name="P4" draw:layer="layout" svg:width="0.073cm" svg:height="0.401cm" svg:x="21.24cm" svg:y="6.699cm" svg:viewBox="0 0 74 402" svg:d="m74 0c0 402-74 402-74 402">
                  <text:p/>
                </draw:path>
                <draw:path draw:style-name="gr28" draw:text-style-name="P4" draw:layer="layout" svg:width="-0.073cm" svg:height="-0.401cm" svg:x="21.314cm" svg:y="6.704cm" svg:viewBox="0 0 -74 -402" svg:d="m0-13408c0 402 74 402 74 402">
                  <text:p/>
                </draw:path>
              </draw:g>
              <draw:g>
                <draw:path draw:style-name="gr28" draw:text-style-name="P4" draw:layer="layout" svg:width="0.073cm" svg:height="0.401cm" svg:x="21.249cm" svg:y="7.501cm" svg:viewBox="0 0 74 402" svg:d="m74 0c0 402-74 402-74 402">
                  <text:p/>
                </draw:path>
                <draw:path draw:style-name="gr28" draw:text-style-name="P4" draw:layer="layout" svg:width="-0.073cm" svg:height="-0.401cm" svg:x="21.323cm" svg:y="7.506cm" svg:viewBox="0 0 -74 -402" svg:d="m0-15012c0 402 74 402 74 402">
                  <text:p/>
                </draw:path>
              </draw:g>
              <draw:g>
                <draw:path draw:style-name="gr28" draw:text-style-name="P4" draw:layer="layout" svg:width="0.073cm" svg:height="0.198cm" svg:x="21.247cm" svg:y="8.088cm" svg:viewBox="0 0 74 199" svg:d="m74 0c0 199-74 199-74 199">
                  <text:p/>
                </draw:path>
                <draw:path draw:style-name="gr28" draw:text-style-name="P4" draw:layer="layout" svg:width="-0.073cm" svg:height="-0.198cm" svg:x="21.321cm" svg:y="8.093cm" svg:viewBox="0 0 -74 -199" svg:d="m0-16186c0 199 74 199 74 199">
                  <text:p/>
                </draw:path>
              </draw:g>
              <draw:g>
                <draw:path draw:style-name="gr28" draw:text-style-name="P4" draw:layer="layout" svg:width="0.073cm" svg:height="0.184cm" svg:x="21.24cm" svg:y="6.124cm" svg:viewBox="0 0 74 185" svg:d="m74 0c0 185-74 185-74 185">
                  <text:p/>
                </draw:path>
                <draw:path draw:style-name="gr28" draw:text-style-name="P4" draw:layer="layout" svg:width="-0.073cm" svg:height="-0.184cm" svg:x="21.314cm" svg:y="6.127cm" svg:viewBox="0 0 -74 -185" svg:d="m0-12254c0 185 74 185 74 185">
                  <text:p/>
                </draw:path>
              </draw:g>
            </draw:g>
          </draw:g>
          <draw:rect draw:style-name="gr24" draw:text-style-name="P4" draw:layer="layout" svg:width="2.621cm" svg:height="1.299cm" svg:x="21.652cm" svg:y="6.47cm">
            <text:p/>
          </draw:rect>
          <draw:path draw:style-name="gr29" draw:text-style-name="P4" draw:layer="layout" svg:width="0.189cm" svg:height="0.504cm" svg:x="21.793cm" svg:y="6.503cm" svg:viewBox="0 0 190 505" svg:d="m0 0c0 599 182 743 190 0z">
            <text:p/>
          </draw:path>
          <draw:path draw:style-name="gr29" draw:text-style-name="P4" draw:layer="layout" svg:width="-0.189cm" svg:height="-0.504cm" svg:x="21.979cm" svg:y="7.743cm" svg:viewBox="0 0 -190 -505" svg:d="m190-15486c0 599-182 743-190 0z">
            <text:p/>
          </draw:path>
          <draw:ellipse draw:style-name="gr29" draw:text-style-name="P4" draw:layer="layout" svg:width="0.206cm" svg:height="0.911cm" svg:x="22.048cm" svg:y="6.661cm">
            <text:p/>
          </draw:ellipse>
          <draw:path draw:style-name="gr29" draw:text-style-name="P4" draw:layer="layout" svg:width="0.189cm" svg:height="0.504cm" svg:x="22.321cm" svg:y="6.521cm" svg:viewBox="0 0 190 505" svg:d="m0 0c0 599 182 743 190 0z">
            <text:p/>
          </draw:path>
          <draw:path draw:style-name="gr29" draw:text-style-name="P4" draw:layer="layout" svg:width="-0.189cm" svg:height="-0.504cm" svg:x="22.507cm" svg:y="7.761cm" svg:viewBox="0 0 -190 -505" svg:d="m190-15522c0 599-182 743-190 0z">
            <text:p/>
          </draw:path>
          <draw:ellipse draw:style-name="gr29" draw:text-style-name="P4" draw:layer="layout" svg:width="0.206cm" svg:height="0.911cm" svg:x="22.576cm" svg:y="6.679cm">
            <text:p/>
          </draw:ellipse>
          <draw:path draw:style-name="gr29" draw:text-style-name="P4" draw:layer="layout" svg:width="0.189cm" svg:height="0.504cm" svg:x="22.855cm" svg:y="6.515cm" svg:viewBox="0 0 190 505" svg:d="m0 0c0 599 182 743 190 0z">
            <text:p/>
          </draw:path>
          <draw:path draw:style-name="gr29" draw:text-style-name="P4" draw:layer="layout" svg:width="-0.189cm" svg:height="-0.504cm" svg:x="23.041cm" svg:y="7.755cm" svg:viewBox="0 0 -190 -505" svg:d="m190-15510c0 599-182 743-190 0z">
            <text:p/>
          </draw:path>
          <draw:ellipse draw:style-name="gr29" draw:text-style-name="P4" draw:layer="layout" svg:width="0.206cm" svg:height="0.911cm" svg:x="23.11cm" svg:y="6.673cm">
            <text:p/>
          </draw:ellipse>
          <draw:path draw:style-name="gr29" draw:text-style-name="P4" draw:layer="layout" svg:width="0.189cm" svg:height="0.504cm" svg:x="23.383cm" svg:y="6.503cm" svg:viewBox="0 0 190 505" svg:d="m0 0c0 599 182 743 190 0z">
            <text:p/>
          </draw:path>
          <draw:path draw:style-name="gr29" draw:text-style-name="P4" draw:layer="layout" svg:width="-0.189cm" svg:height="-0.504cm" svg:x="23.569cm" svg:y="7.743cm" svg:viewBox="0 0 -190 -505" svg:d="m190-15486c0 599-182 743-190 0z">
            <text:p/>
          </draw:path>
          <draw:ellipse draw:style-name="gr29" draw:text-style-name="P4" draw:layer="layout" svg:width="0.206cm" svg:height="0.911cm" svg:x="23.638cm" svg:y="6.661cm">
            <text:p/>
          </draw:ellipse>
          <draw:path draw:style-name="gr29" draw:text-style-name="P4" draw:layer="layout" svg:width="0.189cm" svg:height="0.504cm" svg:x="23.928cm" svg:y="6.486cm" svg:viewBox="0 0 190 505" svg:d="m0 0c0 599 182 743 190 0z">
            <text:p/>
          </draw:path>
          <draw:path draw:style-name="gr29" draw:text-style-name="P4" draw:layer="layout" svg:width="-0.189cm" svg:height="-0.504cm" svg:x="24.114cm" svg:y="7.726cm" svg:viewBox="0 0 -190 -505" svg:d="m190-15452c0 599-182 743-190 0z">
            <text:p/>
          </draw:path>
          <draw:path draw:style-name="gr30" draw:text-style-name="P4" draw:layer="layout" svg:width="6.162cm" svg:height="0.268cm" svg:x="24.309cm" svg:y="7.29cm" svg:viewBox="0 0 6163 269" svg:d="m0 216c1399 0 2248 144 3061-40 921-208 3094-216 3102-104">
            <text:p/>
          </draw:path>
          <draw:path draw:style-name="gr30" draw:text-style-name="P4" draw:layer="layout" svg:width="6.18cm" svg:height="0.262cm" svg:x="24.31cm" svg:y="6.499cm" svg:viewBox="0 0 6181 263" svg:d="m0 210c1399 0 2248 144 3061-40 921-208 3112-206 3120-94">
            <text:p/>
          </draw:path>
          <draw:g>
            <draw:line draw:style-name="gr31" draw:text-style-name="P1" draw:layer="layout" svg:x1="30.48cm" svg:y1="6.549cm" svg:x2="30.481cm" svg:y2="6.831cm">
              <text:p/>
            </draw:line>
            <draw:path draw:style-name="gr32" draw:text-style-name="P1" draw:layer="layout" svg:width="0.18cm" svg:height="0.144cm" svg:x="30.302cm" svg:y="6.798cm" svg:viewBox="0 0 181 145" svg:d="m181 0c0 79-181 145-181 145">
              <text:p/>
            </draw:path>
            <draw:path draw:style-name="gr32" draw:text-style-name="P1" draw:layer="layout" svg:width="-0.175cm" svg:height="-0.13cm" svg:x="30.648cm" svg:y="7.136cm" svg:viewBox="0 0 -176 -131" svg:d="m176-14272c0 78-176 131-176 131">
              <text:p/>
            </draw:path>
            <draw:line draw:style-name="gr31" draw:text-style-name="P1" draw:layer="layout" svg:x1="30.276cm" svg:y1="6.94cm" svg:x2="30.67cm" svg:y2="7.004cm">
              <text:p/>
            </draw:line>
            <draw:line draw:style-name="gr31" draw:text-style-name="P1" draw:layer="layout" svg:x1="30.48cm" svg:y1="7.118cm" svg:x2="30.481cm" svg:y2="7.4cm">
              <text:p/>
            </draw:line>
          </draw:g>
        </draw:g>
        <draw:g>
          <draw:polygon draw:style-name="gr16" draw:text-style-name="P4" draw:layer="layout" svg:width="6.325cm" svg:height="1.027cm" svg:x="24.287cm" svg:y="16.675cm" svg:viewBox="0 0 6326 1028" draw:points="0,192 2607,238 3896,46 5307,0 5621,0 6165,15 6119,422 6326,468 6188,583 6165,805 5536,752 3887,813 2829,974 2039,1028 7,966 22,199">
            <text:p/>
          </draw:polygon>
          <draw:g>
            <draw:g>
              <draw:rect draw:style-name="gr17" draw:text-style-name="P4" draw:layer="layout" svg:width="3.038cm" svg:height="0.839cm" svg:x="13.324cm" svg:y="16.832cm">
                <text:p/>
              </draw:rect>
              <draw:line draw:style-name="gr18" draw:text-style-name="P4" draw:layer="layout" svg:x1="13.504cm" svg:y1="16.814cm" svg:x2="13.504cm" svg:y2="17.705cm">
                <text:p/>
              </draw:line>
              <draw:line draw:style-name="gr18" draw:text-style-name="P4" draw:layer="layout" svg:x1="14.546cm" svg:y1="16.825cm" svg:x2="14.546cm" svg:y2="17.716cm">
                <text:p/>
              </draw:line>
              <draw:polygon draw:style-name="gr19" draw:text-style-name="P4" draw:layer="layout" svg:width="0.904cm" svg:height="0.847cm" svg:x="12.42cm" svg:y="16.823cm" svg:viewBox="0 0 905 848" draw:points="905,146 2,0 0,848 905,728">
                <text:p/>
              </draw:polygon>
              <draw:polygon draw:style-name="gr19" draw:text-style-name="P4" draw:layer="layout" svg:width="0.293cm" svg:height="0.847cm" svg:x="12.128cm" svg:y="16.823cm" svg:viewBox="0 0 294 848" draw:points="0,257 292,0 294,848 0,617">
                <text:p/>
              </draw:polygon>
            </draw:g>
            <draw:line draw:style-name="gr20" draw:text-style-name="P4" draw:layer="layout" svg:x1="16.312cm" svg:y1="17.571cm" svg:x2="14.646cm" svg:y2="17.573cm">
              <text:p/>
            </draw:line>
            <draw:g>
              <draw:line draw:style-name="gr21" draw:text-style-name="P4" draw:layer="layout" svg:x1="16.296cm" svg:y1="17.026cm" svg:x2="14.666cm" svg:y2="17.026cm">
                <text:p/>
              </draw:line>
              <draw:line draw:style-name="gr21" draw:text-style-name="P4" draw:layer="layout" svg:x1="14.438cm" svg:y1="17.026cm" svg:x2="13.613cm" svg:y2="17.026cm">
                <text:p/>
              </draw:line>
              <draw:line draw:style-name="gr21" draw:text-style-name="P4" draw:layer="layout" svg:x1="13.398cm" svg:y1="17.026cm" svg:x2="13.378cm" svg:y2="17.026cm">
                <text:p/>
              </draw:line>
              <draw:polygon draw:style-name="gr22" draw:text-style-name="P4" draw:layer="layout" svg:width="0.79cm" svg:height="0.125cm" svg:x="12.475cm" svg:y="16.981cm" svg:viewBox="0 0 791 126" draw:points="785,77 0,0 3,110 791,126 791,83">
                <text:p/>
              </draw:polygon>
              <draw:polygon draw:style-name="gr22" draw:text-style-name="P4" draw:layer="layout" svg:width="0.18cm" svg:height="0.116cm" svg:x="12.178cm" svg:y="17.024cm" svg:viewBox="0 0 181 117" draw:points="7,70 181,0 181,115 0,117 2,75">
                <text:p/>
              </draw:polygon>
              <draw:line draw:style-name="gr20" draw:text-style-name="P4" draw:layer="layout" svg:x1="14.446cm" svg:y1="17.572cm" svg:x2="13.603cm" svg:y2="17.572cm">
                <text:p/>
              </draw:line>
              <draw:line draw:style-name="gr20" draw:text-style-name="P4" draw:layer="layout" svg:x1="13.405cm" svg:y1="17.571cm" svg:x2="13.374cm" svg:y2="17.571cm">
                <text:p/>
              </draw:line>
              <draw:polygon draw:style-name="gr23" draw:text-style-name="P4" draw:layer="layout" svg:width="-0.802cm" svg:height="-0.153cm" svg:x="13.274cm" svg:y="17.614cm" svg:viewBox="0 0 -803 -154" draw:points="2,-35123 803,-35228 803,-35096 0,-35074 0,-35117">
                <text:p/>
              </draw:polygon>
              <draw:polygon draw:style-name="gr23" draw:text-style-name="P4" draw:layer="layout" svg:width="-0.192cm" svg:height="-0.192cm" svg:x="12.371cm" svg:y="17.567cm" svg:viewBox="0 0 -193 -193" draw:points="0,-35134 0,-34990 193,-34941 193,-34984">
                <text:p/>
              </draw:polygon>
            </draw:g>
          </draw:g>
          <draw:g>
            <draw:rect draw:style-name="gr24" draw:text-style-name="P4" draw:layer="layout" svg:width="5.273cm" svg:height="2.164cm" svg:x="16.379cm" svg:y="16.184cm">
              <text:p/>
            </draw:rect>
            <draw:rect draw:style-name="gr24" draw:text-style-name="P4" draw:layer="layout" svg:width="4.879cm" svg:height="2.348cm" svg:x="16.591cm" svg:y="16.092cm">
              <text:p/>
            </draw:rect>
            <draw:rect draw:style-name="gr25" draw:text-style-name="P4" draw:layer="layout" svg:width="4.516cm" svg:height="0.337cm" svg:x="16.777cm" svg:y="18.055cm">
              <text:p/>
            </draw:rect>
            <draw:rect draw:style-name="gr26" draw:text-style-name="P4" draw:layer="layout" svg:width="4.498cm" svg:height="0.782cm" svg:x="16.783cm" svg:y="16.456cm">
              <text:p/>
            </draw:rect>
            <draw:g>
              <draw:line draw:style-name="gr27" draw:text-style-name="P4" draw:layer="layout" svg:x1="16.819cm" svg:y1="16.455cm" svg:x2="21.267cm" svg:y2="16.455cm">
                <text:p/>
              </draw:line>
              <draw:line draw:style-name="gr27" draw:text-style-name="P4" draw:layer="layout" svg:x1="16.801cm" svg:y1="18.055cm" svg:x2="21.267cm" svg:y2="18.055cm">
                <text:p/>
              </draw:line>
              <draw:line draw:style-name="gr27" draw:text-style-name="P4" draw:layer="layout" svg:x1="16.821cm" svg:y1="17.255cm" svg:x2="21.267cm" svg:y2="17.255cm">
                <text:p/>
              </draw:line>
              <draw:g>
                <draw:path draw:style-name="gr28" draw:text-style-name="P4" draw:layer="layout" svg:width="0.073cm" svg:height="0.401cm" svg:x="16.75cm" svg:y="16.852cm" svg:viewBox="0 0 74 402" svg:d="m0 0c0 402 74 402 74 402">
                  <text:p/>
                </draw:path>
                <draw:path draw:style-name="gr28" draw:text-style-name="P4" draw:layer="layout" svg:width="-0.073cm" svg:height="-0.401cm" svg:x="16.824cm" svg:y="16.857cm" svg:viewBox="0 0 -74 -402" svg:d="m74-33714c0 402-74 402-74 402">
                  <text:p/>
                </draw:path>
              </draw:g>
              <draw:g>
                <draw:path draw:style-name="gr28" draw:text-style-name="P4" draw:layer="layout" svg:width="0.073cm" svg:height="0.401cm" svg:x="16.741cm" svg:y="17.654cm" svg:viewBox="0 0 74 402" svg:d="m0 0c0 402 74 402 74 402">
                  <text:p/>
                </draw:path>
                <draw:path draw:style-name="gr28" draw:text-style-name="P4" draw:layer="layout" svg:width="-0.073cm" svg:height="-0.401cm" svg:x="16.815cm" svg:y="17.659cm" svg:viewBox="0 0 -74 -402" svg:d="m74-35318c0 402-74 402-74 402">
                  <text:p/>
                </draw:path>
              </draw:g>
              <draw:g>
                <draw:path draw:style-name="gr28" draw:text-style-name="P4" draw:layer="layout" svg:width="0.073cm" svg:height="0.198cm" svg:x="16.743cm" svg:y="18.241cm" svg:viewBox="0 0 74 199" svg:d="m0 0c0 199 74 199 74 199">
                  <text:p/>
                </draw:path>
                <draw:path draw:style-name="gr28" draw:text-style-name="P4" draw:layer="layout" svg:width="-0.073cm" svg:height="-0.198cm" svg:x="16.817cm" svg:y="18.246cm" svg:viewBox="0 0 -74 -199" svg:d="m74-36492c0 199-74 199-74 199">
                  <text:p/>
                </draw:path>
              </draw:g>
              <draw:g>
                <draw:path draw:style-name="gr28" draw:text-style-name="P4" draw:layer="layout" svg:width="0.073cm" svg:height="0.184cm" svg:x="16.75cm" svg:y="16.277cm" svg:viewBox="0 0 74 185" svg:d="m0 0c0 185 74 185 74 185">
                  <text:p/>
                </draw:path>
                <draw:path draw:style-name="gr28" draw:text-style-name="P4" draw:layer="layout" svg:width="-0.073cm" svg:height="-0.184cm" svg:x="16.824cm" svg:y="16.28cm" svg:viewBox="0 0 -74 -185" svg:d="m74-32560c0 185-74 185-74 185">
                  <text:p/>
                </draw:path>
              </draw:g>
              <draw:g>
                <draw:path draw:style-name="gr28" draw:text-style-name="P4" draw:layer="layout" svg:width="0.073cm" svg:height="0.401cm" svg:x="21.24cm" svg:y="16.848cm" svg:viewBox="0 0 74 402" svg:d="m74 0c0 402-74 402-74 402">
                  <text:p/>
                </draw:path>
                <draw:path draw:style-name="gr28" draw:text-style-name="P4" draw:layer="layout" svg:width="-0.073cm" svg:height="-0.401cm" svg:x="21.314cm" svg:y="16.853cm" svg:viewBox="0 0 -74 -402" svg:d="m0-33706c0 402 74 402 74 402">
                  <text:p/>
                </draw:path>
              </draw:g>
              <draw:g>
                <draw:path draw:style-name="gr28" draw:text-style-name="P4" draw:layer="layout" svg:width="0.073cm" svg:height="0.401cm" svg:x="21.249cm" svg:y="17.65cm" svg:viewBox="0 0 74 402" svg:d="m74 0c0 402-74 402-74 402">
                  <text:p/>
                </draw:path>
                <draw:path draw:style-name="gr28" draw:text-style-name="P4" draw:layer="layout" svg:width="-0.073cm" svg:height="-0.401cm" svg:x="21.323cm" svg:y="17.655cm" svg:viewBox="0 0 -74 -402" svg:d="m0-35310c0 402 74 402 74 402">
                  <text:p/>
                </draw:path>
              </draw:g>
              <draw:g>
                <draw:path draw:style-name="gr28" draw:text-style-name="P4" draw:layer="layout" svg:width="0.073cm" svg:height="0.198cm" svg:x="21.247cm" svg:y="18.237cm" svg:viewBox="0 0 74 199" svg:d="m74 0c0 199-74 199-74 199">
                  <text:p/>
                </draw:path>
                <draw:path draw:style-name="gr28" draw:text-style-name="P4" draw:layer="layout" svg:width="-0.073cm" svg:height="-0.198cm" svg:x="21.321cm" svg:y="18.242cm" svg:viewBox="0 0 -74 -199" svg:d="m0-36484c0 199 74 199 74 199">
                  <text:p/>
                </draw:path>
              </draw:g>
              <draw:g>
                <draw:path draw:style-name="gr28" draw:text-style-name="P4" draw:layer="layout" svg:width="0.073cm" svg:height="0.184cm" svg:x="21.24cm" svg:y="16.273cm" svg:viewBox="0 0 74 185" svg:d="m74 0c0 185-74 185-74 185">
                  <text:p/>
                </draw:path>
                <draw:path draw:style-name="gr28" draw:text-style-name="P4" draw:layer="layout" svg:width="-0.073cm" svg:height="-0.184cm" svg:x="21.314cm" svg:y="16.276cm" svg:viewBox="0 0 -74 -185" svg:d="m0-32552c0 185 74 185 74 185">
                  <text:p/>
                </draw:path>
              </draw:g>
            </draw:g>
          </draw:g>
          <draw:rect draw:style-name="gr24" draw:text-style-name="P4" draw:layer="layout" svg:width="2.621cm" svg:height="1.299cm" svg:x="21.652cm" svg:y="16.619cm">
            <text:p/>
          </draw:rect>
          <draw:path draw:style-name="gr29" draw:text-style-name="P4" draw:layer="layout" svg:width="0.189cm" svg:height="0.504cm" svg:x="21.793cm" svg:y="16.652cm" svg:viewBox="0 0 190 505" svg:d="m0 0c0 599 182 743 190 0z">
            <text:p/>
          </draw:path>
          <draw:path draw:style-name="gr29" draw:text-style-name="P4" draw:layer="layout" svg:width="-0.189cm" svg:height="-0.504cm" svg:x="21.979cm" svg:y="17.892cm" svg:viewBox="0 0 -190 -505" svg:d="m190-35784c0 599-182 743-190 0z">
            <text:p/>
          </draw:path>
          <draw:ellipse draw:style-name="gr29" draw:text-style-name="P4" draw:layer="layout" svg:width="0.206cm" svg:height="0.911cm" svg:x="22.048cm" svg:y="16.81cm">
            <text:p/>
          </draw:ellipse>
          <draw:path draw:style-name="gr29" draw:text-style-name="P4" draw:layer="layout" svg:width="0.189cm" svg:height="0.504cm" svg:x="22.321cm" svg:y="16.67cm" svg:viewBox="0 0 190 505" svg:d="m0 0c0 599 182 743 190 0z">
            <text:p/>
          </draw:path>
          <draw:path draw:style-name="gr29" draw:text-style-name="P4" draw:layer="layout" svg:width="-0.189cm" svg:height="-0.504cm" svg:x="22.507cm" svg:y="17.91cm" svg:viewBox="0 0 -190 -505" svg:d="m190-35820c0 599-182 743-190 0z">
            <text:p/>
          </draw:path>
          <draw:ellipse draw:style-name="gr29" draw:text-style-name="P4" draw:layer="layout" svg:width="0.206cm" svg:height="0.911cm" svg:x="22.576cm" svg:y="16.828cm">
            <text:p/>
          </draw:ellipse>
          <draw:path draw:style-name="gr29" draw:text-style-name="P4" draw:layer="layout" svg:width="0.189cm" svg:height="0.504cm" svg:x="22.855cm" svg:y="16.664cm" svg:viewBox="0 0 190 505" svg:d="m0 0c0 599 182 743 190 0z">
            <text:p/>
          </draw:path>
          <draw:path draw:style-name="gr29" draw:text-style-name="P4" draw:layer="layout" svg:width="-0.189cm" svg:height="-0.504cm" svg:x="23.041cm" svg:y="17.904cm" svg:viewBox="0 0 -190 -505" svg:d="m190-35808c0 599-182 743-190 0z">
            <text:p/>
          </draw:path>
          <draw:ellipse draw:style-name="gr29" draw:text-style-name="P4" draw:layer="layout" svg:width="0.206cm" svg:height="0.911cm" svg:x="23.11cm" svg:y="16.822cm">
            <text:p/>
          </draw:ellipse>
          <draw:path draw:style-name="gr29" draw:text-style-name="P4" draw:layer="layout" svg:width="0.189cm" svg:height="0.504cm" svg:x="23.383cm" svg:y="16.652cm" svg:viewBox="0 0 190 505" svg:d="m0 0c0 599 182 743 190 0z">
            <text:p/>
          </draw:path>
          <draw:path draw:style-name="gr29" draw:text-style-name="P4" draw:layer="layout" svg:width="-0.189cm" svg:height="-0.504cm" svg:x="23.569cm" svg:y="17.892cm" svg:viewBox="0 0 -190 -505" svg:d="m190-35784c0 599-182 743-190 0z">
            <text:p/>
          </draw:path>
          <draw:ellipse draw:style-name="gr29" draw:text-style-name="P4" draw:layer="layout" svg:width="0.206cm" svg:height="0.911cm" svg:x="23.638cm" svg:y="16.81cm">
            <text:p/>
          </draw:ellipse>
          <draw:path draw:style-name="gr29" draw:text-style-name="P4" draw:layer="layout" svg:width="0.189cm" svg:height="0.504cm" svg:x="23.928cm" svg:y="16.635cm" svg:viewBox="0 0 190 505" svg:d="m0 0c0 599 182 743 190 0z">
            <text:p/>
          </draw:path>
          <draw:path draw:style-name="gr29" draw:text-style-name="P4" draw:layer="layout" svg:width="-0.189cm" svg:height="-0.504cm" svg:x="24.114cm" svg:y="17.875cm" svg:viewBox="0 0 -190 -505" svg:d="m190-35750c0 599-182 743-190 0z">
            <text:p/>
          </draw:path>
          <draw:path draw:style-name="gr30" draw:text-style-name="P4" draw:layer="layout" svg:width="6.162cm" svg:height="0.268cm" svg:x="24.309cm" svg:y="17.439cm" svg:viewBox="0 0 6163 269" svg:d="m0 216c1399 0 2248 144 3061-40 921-208 3094-216 3102-104">
            <text:p/>
          </draw:path>
          <draw:path draw:style-name="gr30" draw:text-style-name="P4" draw:layer="layout" svg:width="6.18cm" svg:height="0.262cm" svg:x="24.31cm" svg:y="16.648cm" svg:viewBox="0 0 6181 263" svg:d="m0 210c1399 0 2248 144 3061-40 921-208 3112-206 3120-94">
            <text:p/>
          </draw:path>
          <draw:g>
            <draw:line draw:style-name="gr31" draw:text-style-name="P1" draw:layer="layout" svg:x1="30.48cm" svg:y1="16.698cm" svg:x2="30.481cm" svg:y2="16.98cm">
              <text:p/>
            </draw:line>
            <draw:path draw:style-name="gr32" draw:text-style-name="P1" draw:layer="layout" svg:width="0.18cm" svg:height="0.144cm" svg:x="30.302cm" svg:y="16.947cm" svg:viewBox="0 0 181 145" svg:d="m181 0c0 79-181 145-181 145">
              <text:p/>
            </draw:path>
            <draw:path draw:style-name="gr32" draw:text-style-name="P1" draw:layer="layout" svg:width="-0.175cm" svg:height="-0.13cm" svg:x="30.648cm" svg:y="17.285cm" svg:viewBox="0 0 -176 -131" svg:d="m176-34570c0 78-176 131-176 131">
              <text:p/>
            </draw:path>
            <draw:line draw:style-name="gr31" draw:text-style-name="P1" draw:layer="layout" svg:x1="30.276cm" svg:y1="17.089cm" svg:x2="30.67cm" svg:y2="17.153cm">
              <text:p/>
            </draw:line>
            <draw:line draw:style-name="gr31" draw:text-style-name="P1" draw:layer="layout" svg:x1="30.48cm" svg:y1="17.267cm" svg:x2="30.481cm" svg:y2="17.549cm">
              <text:p/>
            </draw:line>
          </draw:g>
        </draw:g>
        <draw:frame draw:style-name="gr33" draw:text-style-name="P3" draw:layer="layout" svg:width="11.86cm" svg:height="1.423cm" svg:x="20.035cm" svg:y="13.682cm">
          <draw:text-box>
            <text:p text:style-name="P2"><text:span text:style-name="T1">Transmission to TRX</text:span></text:p>
          </draw:text-box>
        </draw:frame>
        <draw:frame draw:style-name="gr33" draw:text-style-name="P3" draw:layer="layout" svg:width="11.504cm" svg:height="1.423cm" svg:x="20.546cm" svg:y="3.492cm">
          <draw:text-box>
            <text:p text:style-name="P2"><text:span text:style-name="T1">Reception from TRX</text:span></text:p>
          </draw:text-box>
        </draw:frame>
        <draw:line draw:style-name="gr34" draw:text-style-name="P4" draw:layer="layout" svg:x1="22.291cm" svg:y1="15.947cm" svg:x2="32.004cm" svg:y2="15.947cm">
          <text:p/>
        </draw:line>
        <draw:line draw:style-name="gr34" draw:text-style-name="P4" draw:layer="layout" svg:x1="32.004cm" svg:y1="5.871cm" svg:x2="22.291cm" svg:y2="5.8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2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5-08-09T23:17:12</meta:creation-date>
    <dc:date>2010-04-08T13:15:31</dc:date>
    <meta:print-date>2005-08-10T10:18:33</meta:print-date>
    <dc:language>en-US</dc:language>
    <meta:editing-cycles>11</meta:editing-cycles>
    <meta:editing-duration>PT11H12M26S</meta:editing-duration>
    <dc:creator>BruXy </dc:creator>
    <meta:document-statistic meta:object-count="227"/>
    <meta:user-defined meta:name="Info 1"/>
    <meta:user-defined meta:name="Info 2"/>
    <meta:user-defined meta:name="Info 3"/>
    <meta:user-defined meta:name="Info 4"/>
  </office:meta>
</office:document-meta>
</file>